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212cm" style:contextual-spacing="false" fo:line-height="100%" fo:text-align="justify" style:justify-single-word="false"/>
      <style:text-properties style:text-position="0% 100%" style:font-name="Arial" style:font-name-asian="Arial1" style:font-name-complex="Arial1"/>
    </style:style>
    <style:style style:name="P2" style:family="paragraph" style:parent-style-name="Standard">
      <style:paragraph-properties fo:margin-top="0cm" fo:margin-bottom="0.212cm" style:contextual-spacing="false" fo:line-height="100%" fo:text-align="justify" style:justify-single-word="false"/>
      <style:text-properties fo:color="#980000" loext:opacity="100%" style:font-name="Arial" style:font-name-asian="Arial1" style:font-name-complex="Arial1"/>
    </style:style>
    <style:style style:name="P3" style:family="paragraph" style:parent-style-name="Standard">
      <style:paragraph-properties fo:margin-top="0cm" fo:margin-bottom="0.212cm" style:contextual-spacing="false" fo:line-height="100%" fo:text-align="justify" style:justify-single-word="false"/>
      <style:text-properties style:font-name="Arial" style:font-name-asian="Arial1" style:font-name-complex="Arial1"/>
    </style:style>
    <style:style style:name="P4" style:family="paragraph" style:parent-style-name="Standard">
      <style:paragraph-properties fo:margin-left="0.75cm" fo:margin-right="0cm" fo:margin-top="0cm" fo:margin-bottom="0.212cm" style:contextual-spacing="false" fo:line-height="100%" fo:text-align="justify" style:justify-single-word="false" fo:text-indent="-0.635cm" style:auto-text-indent="false"/>
      <style:text-properties style:text-position="0% 100%" style:font-name="Arial" style:font-name-asian="Arial1" style:font-name-complex="Arial1"/>
    </style:style>
    <style:style style:name="P5" style:family="paragraph" style:parent-style-name="Standard">
      <style:paragraph-properties fo:margin-left="0.75cm" fo:margin-right="0cm" fo:margin-top="0cm" fo:margin-bottom="0.212cm" style:contextual-spacing="false" fo:line-height="100%" fo:text-align="justify" style:justify-single-word="false" fo:text-indent="-0.635cm" style:auto-text-indent="false"/>
      <style:text-properties style:font-name="Arial" style:font-name-asian="Arial1" style:font-name-complex="Arial1"/>
    </style:style>
    <style:style style:name="P6" style:family="paragraph" style:parent-style-name="Standard">
      <style:paragraph-properties fo:margin-left="0.75cm" fo:margin-right="0cm" fo:margin-top="0cm" fo:margin-bottom="0.212cm" style:contextual-spacing="false" fo:line-height="100%" fo:text-align="justify" style:justify-single-word="false" fo:text-indent="-0.635cm" style:auto-text-indent="false"/>
      <style:text-properties style:font-name="Arial" style:text-underline-style="solid" style:text-underline-width="auto" style:text-underline-color="font-color" style:font-name-asian="Arial1" style:font-name-complex="Arial1"/>
    </style:style>
    <style:style style:name="P7" style:family="paragraph" style:parent-style-name="Standard" style:master-page-name="Standard">
      <style:paragraph-properties fo:margin-left="0cm" fo:margin-right="0cm" fo:margin-top="0.423cm" fo:margin-bottom="0.106cm" style:contextual-spacing="false" fo:line-height="100%" fo:text-align="start" style:justify-single-word="false" fo:keep-together="auto" fo:orphans="2" fo:widows="2" fo:text-indent="0cm" style:auto-text-indent="false" style:page-number="1" fo:padding="0cm" fo:border="none" fo:keep-with-next="always"/>
      <style:text-properties fo:font-variant="normal" fo:text-transform="none" fo:color="#000000" loext:opacity="100%" style:text-line-through-style="none" style:text-line-through-type="none" style:text-position="0% 100%" style:font-name="Arial" fo:font-size="14pt" fo:font-style="italic" style:text-underline-style="none" fo:font-weight="bold" style:font-name-asian="Arial1" style:font-size-asian="14pt" style:font-style-asian="italic" style:font-weight-asian="bold" style:font-name-complex="Arial1" style:font-size-complex="14pt"/>
    </style:style>
    <style:style style:name="P8" style:family="paragraph" style:parent-style-name="Standard">
      <style:paragraph-properties fo:margin-left="0.75cm" fo:margin-right="0cm" fo:margin-top="0cm" fo:margin-bottom="0.212cm" style:contextual-spacing="false" fo:line-height="100%" fo:text-align="justify" style:justify-single-word="false" fo:text-indent="-0.635cm" style:auto-text-indent="false"/>
      <style:text-properties style:text-position="0% 100%" style:font-name="Arial" style:font-name-asian="Arial1" style:font-name-complex="Arial1"/>
    </style:style>
    <style:style style:name="P9" style:family="paragraph" style:parent-style-name="Standard" style:list-style-name="WWNum1">
      <style:paragraph-properties fo:margin-left="0.75cm" fo:margin-right="0cm" fo:margin-top="0cm" fo:margin-bottom="0.212cm" style:contextual-spacing="false" fo:line-height="100%" fo:text-align="justify" style:justify-single-word="false" fo:text-indent="-0.635cm" style:auto-text-indent="false"/>
      <style:text-properties style:text-position="0% 100%" style:font-name="Arial" style:font-name-asian="Arial1" style:font-name-complex="Arial1"/>
    </style:style>
    <style:style style:name="P10" style:family="paragraph" style:parent-style-name="Standard">
      <style:paragraph-properties fo:margin-left="0.75cm" fo:margin-right="0cm" fo:margin-top="0cm" fo:margin-bottom="0.212cm" style:contextual-spacing="false" fo:line-height="100%" fo:text-align="justify" style:justify-single-word="false" fo:text-indent="-0.635cm" style:auto-text-indent="false"/>
    </style:style>
    <style:style style:name="P11" style:family="paragraph" style:parent-style-name="Standard" style:list-style-name="WWNum1">
      <style:paragraph-properties fo:margin-left="0.75cm" fo:margin-right="0cm" fo:margin-top="0cm" fo:margin-bottom="0.212cm" style:contextual-spacing="false" fo:line-height="100%" fo:text-align="justify" style:justify-single-word="false" fo:text-indent="-0.635cm" style:auto-text-indent="false"/>
    </style:style>
    <style:style style:name="P12" style:family="paragraph" style:parent-style-name="Standard" style:list-style-name="WWNum1">
      <style:paragraph-properties fo:margin-left="0.75cm" fo:margin-right="0cm" fo:margin-top="0cm" fo:margin-bottom="0.212cm" style:contextual-spacing="false" fo:line-height="100%" fo:text-align="justify" style:justify-single-word="false" fo:text-indent="-0.635cm" style:auto-text-indent="false"/>
      <style:text-properties style:font-name="Arial" style:font-name-asian="Arial1" style:font-name-complex="Arial1"/>
    </style:style>
    <style:style style:name="P13" style:family="paragraph" style:parent-style-name="Standard">
      <style:paragraph-properties fo:margin-left="0.75cm" fo:margin-right="0cm" fo:margin-top="0cm" fo:margin-bottom="0.212cm" style:contextual-spacing="false" fo:line-height="100%" fo:text-align="justify" style:justify-single-word="false" fo:text-indent="-0.635cm" style:auto-text-indent="false"/>
      <style:text-properties officeooo:rsid="00123ade" officeooo:paragraph-rsid="00123ade"/>
    </style:style>
    <style:style style:name="T1" style:family="text">
      <style:text-properties style:text-position="0% 100%" style:font-name="Arial" style:font-name-asian="Arial1" style:font-name-complex="Arial1"/>
    </style:style>
    <style:style style:name="T2" style:family="text">
      <style:text-properties style:font-name="Arial" style:font-name-asian="Arial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nsultas SQL 1</text:p>
      <text:p text:style-name="P1"/>
      <text:p text:style-name="P1">Las siguientes consultas deben realizarse contra la base de datos adjunta. Guarda cada consulta de forma independiente en la BBDD y anótalas también en este documento.</text:p>
      <text:p text:style-name="P1"/>
      <text:list xml:id="list1516422740" text:style-name="WWNum1">
        <text:list-item>
          <text:p text:style-name="P9">Lista el nombre, oficina, y fecha de contrato de todos los empleados</text:p>
        </text:list-item>
      </text:list>
      <text:p text:style-name="P2">SELECT Emp.nombre, Emp.oficina, Emp.contrato FROM Empleados Emp;</text:p>
      <text:p text:style-name="P2"/>
      <text:list xml:id="list171661380474649" text:continue-numbering="true" text:style-name="WWNum1">
        <text:list-item>
          <text:p text:style-name="P11"><text:span text:style-name="T1">Lista </text:span><text:span text:style-name="T2">los nombres (descripción) de los productos y sus precios ordenados alfabéticamente</text:span></text:p>
        </text:list-item>
      </text:list>
      <text:p text:style-name="P5">SELECT prod.descripcion,prod.precio FROM Productos AS prod</text:p>
      <text:p text:style-name="P5">ORDER BY descripcion ASC;</text:p>
      <text:p text:style-name="P3"/>
      <text:list xml:id="list171660758759886" text:continue-numbering="true" text:style-name="WWNum1">
        <text:list-item>
          <text:p text:style-name="P12">Lista todos los datos de las oficinas ordenados por región</text:p>
        </text:list-item>
      </text:list>
      <text:p text:style-name="P5"/>
      <text:p text:style-name="P5">SELECT * FROM Oficinas</text:p>
      <text:p text:style-name="P5">ORDER BY region;</text:p>
      <text:p text:style-name="P5"/>
      <text:list xml:id="list171660381508412" text:continue-numbering="true" text:style-name="WWNum1">
        <text:list-item>
          <text:p text:style-name="P12">Presenta un listado con los nombres de todos los empleados y su fecha de contratación ordenados por antigüedad</text:p>
        </text:list-item>
      </text:list>
      <text:p text:style-name="P5"/>
      <text:p text:style-name="P5">SELECT nombre,contrato FROM Empleados</text:p>
      <text:p text:style-name="P5">WHERE contrato IS NOT NULL</text:p>
      <text:p text:style-name="P5">ORDER BY contrato ASC;</text:p>
      <text:p text:style-name="P5"/>
      <text:list xml:id="list171659764843783" text:continue-numbering="true" text:style-name="WWNum1">
        <text:list-item>
          <text:p text:style-name="P12">Lista los distintos títulos de empleados</text:p>
        </text:list-item>
      </text:list>
      <text:p text:style-name="P5"/>
      <text:p text:style-name="P5">SELECT DISTINCT titulo FROM Empleados;</text:p>
      <text:p text:style-name="P5"/>
      <text:list xml:id="list171660323966135" text:continue-numbering="true" text:style-name="WWNum1">
        <text:list-item>
          <text:p text:style-name="P9">De cada producto obtenga su fabricante, idproducto, su descripción y el valor del inventario</text:p>
        </text:list-item>
      </text:list>
      <text:p text:style-name="P4"/>
      <text:p text:style-name="P4">SELECT DISTINCT idfab,idproducto,descripcion,precio,existencias FROM Productos;</text:p>
      <text:p text:style-name="P6"/>
      <text:p text:style-name="P5"><text:soft-page-break/></text:p>
      <text:list xml:id="list171660987846715" text:continue-numbering="true" text:style-name="WWNum1">
        <text:list-item>
          <text:p text:style-name="P12">Lista la ciudad, región y el superavit de cada oficina (objetivos-ventas)</text:p>
        </text:list-item>
      </text:list>
      <text:p text:style-name="P5"/>
      <text:p text:style-name="P5">SELECT ciudad,region,(objetivo-ventas) AS "Superhavit" FROM Oficinas;</text:p>
      <text:p text:style-name="P5"/>
      <text:list xml:id="list171661079143910" text:continue-numbering="true" text:style-name="WWNum1">
        <text:list-item>
          <text:p text:style-name="P11"><text:span text:style-name="T1">Obtenga un listado de los nombre </text:span><text:span text:style-name="T2">de clientes y su límite de crédito ordenados de más a menos</text:span></text:p>
        </text:list-item>
      </text:list>
      <text:p text:style-name="P10"><text:span text:style-name="T2"/></text:p>
      <text:p text:style-name="P13"><text:span text:style-name="T2">SELECT nombre, limitecredito FROM Clientes</text:span></text:p>
      <text:p text:style-name="P13"><text:span text:style-name="T2">ORDER BY limitecredito DESC</text:span></text:p>
      <text:p text:style-name="P10"><text:span text:style-name="T2"/></text:p>
      <text:list xml:id="list171659350528072" text:continue-numbering="true" text:style-name="WWNum1">
        <text:list-item>
          <text:p text:style-name="P9">Obtenga un listado de los empleados ordenados por volumen de ventas sacando primero los de mayores ventas</text:p>
        </text:list-item>
      </text:list>
      <text:p text:style-name="P4"/>
      <text:p text:style-name="P4">SELECT * FROM Empleados</text:p>
      <text:p text:style-name="P4">ORDER BY ventas DESC</text:p>
      <text:p text:style-name="P4"/>
      <text:list xml:id="list171661412853750" text:continue-numbering="true" text:style-name="WWNum1">
        <text:list-item>
          <text:p text:style-name="P11"><text:span text:style-name="T1">Obtenga un listado de los empleados por orden de antigüedad </text:span><text:span text:style-name="T2">contratados a partir de 1988</text:span></text:p>
        </text:list-item>
      </text:list>
      <text:p text:style-name="P10"><text:span text:style-name="T2"/></text:p>
      <text:p text:style-name="P10"><text:span text:style-name="T2"/></text:p>
      <text:p text:style-name="P10"><text:span text:style-name="T2"/></text:p>
      <text:list xml:id="list171659696101406" text:continue-numbering="true" text:style-name="WWNum1">
        <text:list-item>
          <text:p text:style-name="P9">Lista los códigos de los directores de las oficinas. El director 108 aparece en cuatro oficinas, por lo tanto aparecerá cuatro veces en el resultado de la consulta, pero no debería.</text:p>
        </text:list-item>
        <text:list-item>
          <text:p text:style-name="P11"><text:span text:style-name="T1">Lista el código, las ventas y el nombre de los cuatro empleados </text:span><text:span text:style-name="T2">más antiguos </text:span><text:span text:style-name="T1">ordenándolos por fecha de contrato</text:span><text:span text:style-name="T2"> </text:span></text:p>
        </text:list-item>
        <text:list-item>
          <text:p text:style-name="P11"><text:span text:style-name="T1">Lista el nombre de los empleados </text:span><text:span text:style-name="T2">que trabajan en </text:span><text:span text:style-name="T1">la oficina 12</text:span></text:p>
        </text:list-item>
        <text:list-item>
          <text:p text:style-name="P12">Muestra un listado de las regiones en las que hay oficinas (sin que estas se repitan)</text:p>
        </text:list-item>
        <text:list-item>
          <text:p text:style-name="P12">Muestra un listado de los nombres de los clientes ordenados alfabéticamente con un límite de crédito por encima de 50000</text:p>
        </text:list-item>
        <text:list-item>
          <text:p text:style-name="P12">Presenta un listado de todas las oficinas con director ordenadas por región de manera ascendente</text:p>
        </text:list-item>
        <text:list-item>
          <text:p text:style-name="P12">Muestra los id y la ciudad de las oficinas con ventas superiores a 500000</text:p>
        </text:list-item>
        <text:list-item>
          <text:p text:style-name="P9">Lista el nombre de los empleados de la oficina 12 que tengan más de 30 años. (oficina igual a 12 y edad mayor que 30)</text:p>
        </text:list-item>
        <text:list-item>
          <text:p text:style-name="P11"><text:span text:style-name="T1">Lista el </text:span><text:span text:style-name="T2">nombre </text:span><text:span text:style-name="T1">de los empleados</text:span><text:span text:style-name="T2"> que trabajan como representantes </text:span><text:span text:style-name="T1">de </text:span><text:soft-page-break/><text:span text:style-name="T1">más de 40 años de edad </text:span></text:p>
        </text:list-item>
        <text:list-item>
          <text:p text:style-name="P12">Lista el nombre de los empleados contratados antes de 1990, entre 30 y 45 años y sus títulos</text:p>
        </text:list-item>
        <text:list-item>
          <text:p text:style-name="P9">Lista las oficinas cuyas ventas estén por debajo del 80% de su objetivo</text:p>
        </text:list-item>
        <text:list-item>
          <text:p text:style-name="P11"><text:span text:style-name="T1">Lista el código y </text:span><text:span text:style-name="T2">ciudad de </text:span><text:span text:style-name="T1">las oficinas dirigidas por el empleado 108</text:span></text:p>
        </text:list-item>
        <text:list-item>
          <text:p text:style-name="P9">Lista el nombre de los empleados de las oficinas 12, 14 y 16</text:p>
        </text:list-item>
        <text:list-item>
          <text:p text:style-name="P12">Lista los productos ordenados alfabéticamente por descripción y por precio</text:p>
        </text:list-item>
        <text:list-item>
          <text:p text:style-name="P12">Lista el nombre de los productos con un precio inferior a 1500</text:p>
        </text:list-item>
        <text:list-item>
          <text:p text:style-name="P12">Presenta un listado de todos los fabricantes de productos (sin que se repitan) ordenados alfabéticamente</text:p>
        </text:list-item>
        <text:list-item>
          <text:p text:style-name="P12">Lista el código e importe de los pedidos tramitados durante 1997</text:p>
        </text:list-item>
        <text:list-item>
          <text:p text:style-name="P12">Presenta un listado con el código de pedido, código de cliente y de empleado con un importe superior a 3500€</text:p>
        </text:list-item>
        <text:list-item>
          <text:p text:style-name="P12">Presenta un listado con los códigos de los 10 productos que más cantidad han vendido por pedido ordenados de más a menos</text:p>
        </text:list-item>
        <text:list-item>
          <text:p text:style-name="P12">Presenta un listado de los nombres, importes y cantidades de los productos incluidos en pedidos de productos pertenecientes a los fabricantes aci, bic y qsa ordenados por fabricant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font-name="Arial" fo:font-family="Arial" style:font-family-generic="roman" style:font-pitch="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2-04T17:16:59.141000000</dc:date>
    <meta:editing-duration>PT20M14S</meta:editing-duration>
    <meta:editing-cycles>3</meta:editing-cycles>
    <meta:document-statistic meta:table-count="0" meta:image-count="0" meta:object-count="0" meta:page-count="3" meta:paragraph-count="47" meta:word-count="606" meta:character-count="3589" meta:non-whitespace-character-count="3058"/>
  </office:meta>
</office:document-meta>
</file>